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992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236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Normal</text:p>
          </table:table-cell>
          <table:covered-table-cell/>
          <table:table-cell/>
          <table:table-cell table:style-name="ce4" office:value-type="string" table:number-columns-spanned="2" table:number-rows-spanned="1">
            <text:p>GBM wt</text:p>
          </table:table-cell>
          <table:covered-table-cell/>
          <table:table-cell/>
          <table:table-cell table:style-name="ce4" office:value-type="string" table:number-columns-spanned="2" table:number-rows-spanned="1">
            <text:p>GBM mut</text:p>
          </table:table-cell>
          <table:covered-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>
            <text:p>SP1</text:p>
          </table:table-cell>
          <table:table-cell table:style-name="ce3" office:value-type="string">
            <text:p>MYC</text:p>
          </table:table-cell>
          <table:table-cell/>
          <table:table-cell table:style-name="ce3" office:value-type="string">
            <text:p>SP1</text:p>
          </table:table-cell>
          <table:table-cell table:style-name="ce3" office:value-type="string">
            <text:p>MYC</text:p>
          </table:table-cell>
          <table:table-cell table:style-name="ce2"/>
          <table:table-cell table:style-name="ce3" office:value-type="string">
            <text:p>SP1</text:p>
          </table:table-cell>
          <table:table-cell table:style-name="ce3" office:value-type="string">
            <text:p>MY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.00</text:p>
          </table:table-cell>
          <table:table-cell office:value-type="float" office:value="0.88974223">
            <text:p>0.8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.00</text:p>
          </table:table-cell>
          <table:table-cell office:value-type="float" office:value="0.77783415">
            <text:p>0.7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office:value-type="float" office:value="0.32856283">
            <text:p>0.3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0.33933784">
            <text:p>0.3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0.55237466">
            <text:p>0.5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0.41603272">
            <text:p>0.4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0.47344916">
            <text:p>0.47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office:value-type="float" office:value="0.33738724">
            <text:p>0.3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0.35412007">
            <text:p>0.3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.00</text:p>
          </table:table-cell>
          <table:table-cell office:value-type="float" office:value="0.33719501">
            <text:p>0.3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0.44530623">
            <text:p>0.4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.00</text:p>
          </table:table-cell>
          <table:table-cell office:value-type="float" office:value="0.32962402">
            <text:p>0.33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.00</text:p>
          </table:table-cell>
          <table:table-cell office:value-type="float" office:value="0.43624298">
            <text:p>0.4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0.43355525">
            <text:p>0.43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.00</text:p>
          </table:table-cell>
          <table:table-cell office:value-type="float" office:value="0.54006832">
            <text:p>0.5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0.26688381">
            <text:p>0.27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.00</text:p>
          </table:table-cell>
          <table:table-cell office:value-type="float" office:value="0.50686912">
            <text:p>0.5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.00</text:p>
          </table:table-cell>
          <table:table-cell office:value-type="float" office:value="0.25959798">
            <text:p>0.2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.00</text:p>
          </table:table-cell>
          <table:table-cell office:value-type="float" office:value="0.56654376">
            <text:p>0.5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0.16459517">
            <text:p>0.16</text:p>
          </table:table-cell>
          <table:table-cell table:number-columns-repeated="6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14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30T14:31:52</dc:date>
    <dc:creator>Patrick Michl</dc:creator>
    <meta:document-statistic meta:table-count="2" meta:cell-count="69" meta:object-count="0"/>
    <meta:generator>LibreOffice/3.4$Linux LibreOffice_project/340m1$Build-402</meta:generator>
  </office:meta>
</office:document-meta>
</file>